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55000001443B9700B1.gif"/>
  <manifest:file-entry manifest:media-type="image/gif" manifest:full-path="Pictures/100002000000023500000048BD397F5D.gif"/>
  <manifest:file-entry manifest:media-type="image/gif" manifest:full-path="Pictures/100002000000022400000045554C948B.gif"/>
  <manifest:file-entry manifest:media-type="image/gif" manifest:full-path="Pictures/10000200000001B8000000348C14F012.gif"/>
  <manifest:file-entry manifest:media-type="image/gif" manifest:full-path="Pictures/100002000000024C00000045CF003526.gif"/>
  <manifest:file-entry manifest:media-type="image/gif" manifest:full-path="Pictures/100002000000023500000040D20EF0C9.gif"/>
  <manifest:file-entry manifest:media-type="image/png" manifest:full-path="Pictures/10000201000001930000003667BD1520.png"/>
  <manifest:file-entry manifest:media-type="image/png" manifest:full-path="Pictures/10000201000000F2000001502C2F7554.png"/>
  <manifest:file-entry manifest:media-type="image/gif" manifest:full-path="Pictures/10000200000001640000002A60F571CD.gif"/>
  <manifest:file-entry manifest:media-type="image/png" manifest:full-path="Pictures/10000201000001C3000000344F2A28E7.png"/>
  <manifest:file-entry manifest:media-type="image/gif" manifest:full-path="Pictures/10000200000001B400000030E51D7CE6.gif"/>
  <manifest:file-entry manifest:media-type="image/png" manifest:full-path="Pictures/100002010000014D00000024F8B0A890.png"/>
  <manifest:file-entry manifest:media-type="image/gif" manifest:full-path="Pictures/10000200000000FA0000002532C2DC2A.gif"/>
  <manifest:file-entry manifest:media-type="image/gif" manifest:full-path="Pictures/10000200000000A9000000D5F5B5D24C.gif"/>
  <manifest:file-entry manifest:media-type="image/png" manifest:full-path="Pictures/10000201000000C5000001542B8961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fo:min-height="3.256cm"/>
    </style:style>
    <style:style style:name="pr4" style:family="presentation" style:parent-style-name="標準-outline1">
      <style:graphic-properties fo:min-height="13.61cm"/>
    </style:style>
    <style:style style:name="pr5" style:family="presentation" style:parent-style-name="標準-notes">
      <style:graphic-properties draw:fill-color="#ffffff" fo:min-height="13.11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ntroduction</text:p>
            <text:p/>
            <text:p>Boltzmann Mach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><text:span text:style-name="T1">Greedy Layerwise Pretraining of DBM's</text:span></text:p>
          </draw:text-box>
        </draw:frame>
        <draw:frame presentation:style-name="pr4" draw:layer="layout" svg:width="25.5cm" svg:height="3.5cm" svg:x="1.5cm" svg:y="16.5cm" presentation:class="outline" presentation:placeholder="true" presentation:user-transformed="true">
          <draw:text-box/>
        </draw:frame>
        <draw:frame draw:style-name="gr2" draw:text-style-name="P2" draw:layer="layout" svg:width="4.5cm" svg:height="6.125cm" svg:x="4.5cm" svg:y="21.5cm">
          <draw:image xlink:href="Pictures/10000201000000F2000001502C2F7554.png" xlink:type="simple" xlink:show="embed" xlink:actuate="onLoad">
            <text:p/>
          </draw:image>
        </draw:frame>
        <draw:frame draw:style-name="gr2" draw:text-style-name="P2" draw:layer="layout" svg:width="3.5cm" svg:height="6.041cm" svg:x="0.5cm" svg:y="21.459cm">
          <draw:image xlink:href="Pictures/10000201000000C5000001542B89619B.png" xlink:type="simple" xlink:show="embed" xlink:actuate="onLoad">
            <text:p/>
          </draw:image>
        </draw:frame>
        <draw:frame draw:style-name="gr2" draw:text-style-name="P2" draw:layer="layout" svg:width="15.714cm" svg:height="2.4cm" svg:x="12.286cm" svg:y="12.6cm">
          <draw:image xlink:href="Pictures/10000201000001930000003667BD1520.png" xlink:type="simple" xlink:show="embed" xlink:actuate="onLoad">
            <text:p/>
          </draw:image>
        </draw:frame>
        <draw:frame draw:style-name="gr2" draw:text-style-name="P2" draw:layer="layout" svg:width="11.745cm" svg:height="1.268cm" svg:x="12.2cm" svg:y="10.7cm">
          <draw:image xlink:href="Pictures/100002010000014D00000024F8B0A890.png" xlink:type="simple" xlink:show="embed" xlink:actuate="onLoad">
            <text:p/>
          </draw:image>
        </draw:frame>
        <draw:frame draw:style-name="gr2" draw:text-style-name="P2" draw:layer="layout" svg:width="4.47cm" svg:height="5.635cm" svg:x="9.53cm" svg:y="21.865cm">
          <draw:image xlink:href="Pictures/10000200000000A9000000D5F5B5D24C.gif" xlink:type="simple" xlink:show="embed" xlink:actuate="onLoad">
            <text:p/>
          </draw:image>
        </draw:frame>
        <draw:g>
          <draw:frame draw:style-name="gr2" draw:text-style-name="P2" draw:layer="layout" svg:width="11cm" svg:height="10.5cm" svg:x="0.9cm" svg:y="5cm">
            <draw:image xlink:href="Pictures/1000020000000155000001443B9700B1.gif" xlink:type="simple" xlink:show="embed" xlink:actuate="onLoad">
              <text:p/>
            </draw:image>
          </draw:frame>
          <draw:custom-shape draw:style-name="gr3" draw:text-style-name="P2" draw:layer="layout" svg:width="10.5cm" svg:height="5cm" svg:x="1.4cm" svg:y="10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><text:span text:style-name="T1">Greedy Layerwise Pretraining of DBM's</text:span></text:p>
          </draw:text-box>
        </draw:frame>
        <draw:frame presentation:style-name="pr4" draw:layer="layout" svg:width="25.5cm" svg:height="3.5cm" svg:x="1.5cm" svg:y="16.5cm" presentation:class="outline" presentation:placeholder="true" presentation:user-transformed="true">
          <draw:text-box/>
        </draw:frame>
        <draw:frame draw:style-name="gr2" draw:text-style-name="P2" draw:layer="layout" svg:width="4.5cm" svg:height="6.125cm" svg:x="4cm" svg:y="21.5cm">
          <draw:image xlink:href="Pictures/10000201000000F2000001502C2F7554.png" xlink:type="simple" xlink:show="embed" xlink:actuate="onLoad">
            <text:p/>
          </draw:image>
        </draw:frame>
        <draw:frame draw:style-name="gr2" draw:text-style-name="P2" draw:layer="layout" svg:width="3.5cm" svg:height="6.041cm" svg:x="0cm" svg:y="21.459cm">
          <draw:image xlink:href="Pictures/10000201000000C5000001542B89619B.png" xlink:type="simple" xlink:show="embed" xlink:actuate="onLoad">
            <text:p/>
          </draw:image>
        </draw:frame>
        <draw:frame draw:style-name="gr2" draw:text-style-name="P2" draw:layer="layout" svg:width="17.214cm" svg:height="2.4cm" svg:x="0cm" svg:y="28cm">
          <draw:image xlink:href="Pictures/10000201000001930000003667BD1520.png" xlink:type="simple" xlink:show="embed" xlink:actuate="onLoad">
            <text:p/>
          </draw:image>
        </draw:frame>
        <draw:frame draw:style-name="gr2" draw:text-style-name="P2" draw:layer="layout" svg:width="11.745cm" svg:height="1.5cm" svg:x="1.755cm" svg:y="13cm">
          <draw:image xlink:href="Pictures/100002010000014D00000024F8B0A890.png" xlink:type="simple" xlink:show="embed" xlink:actuate="onLoad">
            <text:p/>
          </draw:image>
        </draw:frame>
        <draw:frame draw:style-name="gr2" draw:text-style-name="P2" draw:layer="layout" svg:width="12cm" svg:height="1.5cm" svg:x="15.5cm" svg:y="13cm">
          <draw:image xlink:href="Pictures/10000200000001640000002A60F571CD.gif" xlink:type="simple" xlink:show="embed" xlink:actuate="onLoad">
            <text:p/>
          </draw:image>
        </draw:frame>
        <draw:frame draw:style-name="gr4" draw:text-style-name="P4" draw:layer="layout" svg:width="4.735cm" svg:height="1.382cm" svg:x="20.7cm" svg:y="23.955cm">
          <draw:text-box>
            <text:p><text:span text:style-name="T2">置き換え</text:span></text:p>
          </draw:text-box>
        </draw:frame>
        <draw:g>
          <draw:frame draw:style-name="gr2" draw:text-style-name="P2" draw:layer="layout" svg:width="5.236cm" svg:height="6.574cm" svg:x="5.019cm" svg:y="5.262cm">
            <draw:image xlink:href="Pictures/10000200000000A9000000D5F5B5D24C.gif" xlink:type="simple" xlink:show="embed" xlink:actuate="onLoad">
              <text:p/>
            </draw:image>
          </draw:frame>
          <draw:custom-shape draw:style-name="gr3" draw:text-style-name="P2" draw:layer="layout" svg:width="5.255cm" svg:height="4.204cm" svg:x="5cm" svg:y="7.79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" draw:layer="layout" svg:width="5.236cm" svg:height="6.574cm" svg:x="18.719cm" svg:y="5.562cm">
            <draw:image xlink:href="Pictures/10000200000000A9000000D5F5B5D24C.gif" xlink:type="simple" xlink:show="embed" xlink:actuate="onLoad">
              <text:p/>
            </draw:image>
          </draw:frame>
          <draw:custom-shape draw:style-name="gr3" draw:text-style-name="P2" draw:layer="layout" svg:width="5.255cm" svg:height="3.771cm" svg:x="18.7cm" svg:y="5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255cm" svg:height="4.204cm" svg:x="18.7cm" svg:y="8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4.5cm" svg:height="2cm" svg:x="12.4cm" svg:y="8.1cm">
          <text:p text:style-name="P2">置き換え</text:p>
          <draw:enhanced-geometry svg:viewBox="0 0 21600 21600" draw:text-areas="0 ?f0 ?f5 ?f2" draw:type="right-arrow" draw:modifiers="17200.3999428653 5267.766116941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><text:span text:style-name="T1">Greedy Layerwise Pretraining of DBM's</text:span></text:p>
          </draw:text-box>
        </draw:frame>
        <draw:frame presentation:style-name="pr4" draw:text-style-name="P5" draw:layer="layout" svg:width="25.5cm" svg:height="3cm" svg:x="1.5cm" svg:y="17cm" presentation:class="outline" presentation:user-transformed="true">
          <draw:text-box>
            <text:list text:style-name="L2">
              <text:list-item>
                <text:p><text:span text:style-name="T3">事後確率は全ての訓練データの発生確率が混じったもの</text:span></text:p>
              </text:list-item>
              <text:list-item>
                <text:p><text:span text:style-name="T3">非階乗事後確率が混じった階乗事後確率</text:span></text:p>
              </text:list-item>
            </text:list>
          </draw:text-box>
        </draw:frame>
        <draw:g>
          <draw:frame draw:style-name="gr2" draw:text-style-name="P2" draw:layer="layout" svg:width="5.979cm" svg:height="7.508cm" svg:x="5.521cm" svg:y="5.5cm">
            <draw:image xlink:href="Pictures/10000200000000A9000000D5F5B5D24C.gif" xlink:type="simple" xlink:show="embed" xlink:actuate="onLoad">
              <text:p/>
            </draw:image>
          </draw:frame>
          <draw:custom-shape draw:style-name="gr3" draw:text-style-name="P2" draw:layer="layout" svg:width="6cm" svg:height="4.8cm" svg:x="5.5cm" svg:y="8.3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" draw:layer="layout" svg:width="8.5cm" svg:height="1.4cm" svg:x="4.5cm" svg:y="14.1cm">
          <draw:image xlink:href="Pictures/10000200000000FA0000002532C2DC2A.gif" xlink:type="simple" xlink:show="embed" xlink:actuate="onLoad">
            <text:p/>
          </draw:image>
        </draw:frame>
        <draw:g>
          <draw:g>
            <draw:custom-shape draw:style-name="gr6" draw:text-style-name="P2" draw:layer="layout" svg:width="5cm" svg:height="1cm" svg:x="16.7cm" svg:y="5.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cm" svg:height="1cm" svg:x="16.7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8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9.3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20.6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id="id1">
            <draw:custom-shape draw:style-name="gr6" draw:text-style-name="P2" draw:layer="layout" svg:width="5cm" svg:height="1cm" svg:x="16.7cm" svg:y="6.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cm" svg:height="1cm" svg:x="16.7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8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9.3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20.6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id="id2">
            <draw:custom-shape draw:style-name="gr6" draw:text-style-name="P2" draw:layer="layout" svg:width="5cm" svg:height="1cm" svg:x="16.7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cm" svg:height="1cm" svg:x="16.7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8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9.3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20.6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5cm" svg:height="1cm" svg:x="16.7cm" svg:y="11.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cm" svg:height="1cm" svg:x="16.7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8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19.3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1cm" svg:height="1cm" svg:x="20.6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8" draw:text-style-name="P2" draw:layer="layout" draw:type="line" svg:x1="19.2cm" svg:y1="7.8cm" svg:x2="19.2cm" svg:y2="10.2cm" draw:start-shape="id1" draw:start-glue-point="2" draw:end-shape="id2" draw:end-glue-point="0" svg:d="m19200 7800v2400">
            <text:p/>
          </draw:connector>
          <draw:custom-shape draw:style-name="gr9" draw:text-style-name="P2" draw:layer="layout" svg:width="1cm" svg:height="7cm" svg:x="15.4cm" svg:y="5.5cm">
            <text:p/>
            <draw:enhanced-geometry svg:viewBox="0 0 21600 21600" draw:glue-points="21600 0 0 10800 21600 21600" draw:text-areas="13800 ?f9 21600 ?f10" draw:type="left-brace" draw:modifiers="1800 10761.434080845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" draw:text-style-name="P6" draw:layer="layout" svg:width="2.119cm" svg:height="1.238cm" svg:x="13cm" svg:y="8.4cm">
            <draw:text-box>
              <text:p><text:span text:style-name="T4">N</text:span><text:span text:style-name="T4">個</text:span></text:p>
            </draw:text-box>
          </draw:frame>
          <draw:frame draw:style-name="gr4" draw:text-style-name="P5" draw:layer="layout" svg:width="5.463cm" svg:height="1.17cm" svg:x="15.8cm" svg:y="13.2cm">
            <draw:text-box>
              <text:p><text:span text:style-name="T3">訓練ベクトル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1">Greedy Layerwise Pretraining of DBM's</text:span></text:p>
          </draw:text-box>
        </draw:frame>
        <draw:frame presentation:style-name="pr4" draw:layer="layout" svg:width="25.199cm" svg:height="1.5cm" svg:x="1.5cm" svg:y="19cm" presentation:class="outline" presentation:user-transformed="true">
          <draw:text-box>
            <text:list text:style-name="L2">
              <text:list-item>
                <text:p>RBMスタックの条件付き分布</text:p>
              </text:list-item>
            </text:list>
          </draw:text-box>
        </draw:frame>
        <draw:g>
          <draw:frame draw:style-name="gr2" draw:text-style-name="P2" draw:layer="layout" svg:width="5.5cm" svg:height="7cm" svg:x="3cm" svg:y="11.4cm">
            <draw:image xlink:href="Pictures/10000201000000F2000001502C2F7554.png" xlink:type="simple" xlink:show="embed" xlink:actuate="onLoad">
              <text:p/>
            </draw:image>
          </draw:frame>
          <draw:custom-shape draw:style-name="gr3" draw:text-style-name="P2" draw:layer="layout" svg:width="5.5cm" svg:height="2.572cm" svg:x="3cm" svg:y="14.285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15cm" svg:height="2cm" svg:x="9.8cm" svg:y="15.8cm">
          <draw:image xlink:href="Pictures/10000200000001B400000030E51D7CE6.gif" xlink:type="simple" xlink:show="embed" xlink:actuate="onLoad">
            <text:p/>
          </draw:image>
        </draw:frame>
        <draw:frame draw:style-name="gr2" draw:text-style-name="P2" draw:layer="layout" svg:width="15cm" svg:height="2cm" svg:x="9.9cm" svg:y="13.8cm">
          <draw:image xlink:href="Pictures/10000200000001B8000000348C14F012.gif" xlink:type="simple" xlink:show="embed" xlink:actuate="onLoad">
            <text:p/>
          </draw:image>
        </draw:frame>
        <draw:frame draw:style-name="gr2" draw:text-style-name="P2" draw:layer="layout" svg:width="15.862cm" svg:height="2.295cm" svg:x="9.6cm" svg:y="9.705cm">
          <draw:image xlink:href="Pictures/100002000000023500000048BD397F5D.gif" xlink:type="simple" xlink:show="embed" xlink:actuate="onLoad">
            <text:p/>
          </draw:image>
        </draw:frame>
        <draw:frame draw:style-name="gr2" draw:text-style-name="P2" draw:layer="layout" svg:width="15.5cm" svg:height="2.002cm" svg:x="9.5cm" svg:y="7.798cm">
          <draw:image xlink:href="Pictures/10000200000001B400000030E51D7CE6.gif" xlink:type="simple" xlink:show="embed" xlink:actuate="onLoad">
            <text:p/>
          </draw:image>
        </draw:frame>
        <draw:g>
          <draw:frame draw:style-name="gr2" draw:text-style-name="P2" draw:layer="layout" svg:width="5.5cm" svg:height="7.527cm" svg:x="3cm" svg:y="3.473cm">
            <draw:image xlink:href="Pictures/10000201000000F2000001502C2F7554.png" xlink:type="simple" xlink:show="embed" xlink:actuate="onLoad">
              <text:p/>
            </draw:image>
          </draw:frame>
          <draw:custom-shape draw:style-name="gr3" draw:text-style-name="P2" draw:layer="layout" svg:width="5.5cm" svg:height="2.765cm" svg:x="3cm" svg:y="8.23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Greedy Layerwise Pretraining of DBM's</text:span></text:p>
          </draw:text-box>
        </draw:frame>
        <draw:frame presentation:style-name="pr4" draw:text-style-name="P4" draw:layer="layout" svg:width="25.199cm" svg:height="2.5cm" svg:x="1.5cm" svg:y="18cm" presentation:class="outline" presentation:user-transformed="true">
          <draw:text-box>
            <text:list text:style-name="L2">
              <text:list-item>
                <text:p><text:span text:style-name="T4">2</text:span><text:span text:style-name="T4">つの</text:span><text:span text:style-name="T4">RBM</text:span><text:span text:style-name="T4">スタックをまとめて</text:span><text:span text:style-name="T4">composed model</text:span><text:span text:style-name="T4">へ</text:span></text:p>
              </text:list-item>
              <text:list-item>
                <text:p><text:span text:style-name="T4">対称な重みを持つ１つの無方向グラフを導く</text:span></text:p>
              </text:list-item>
            </text:list>
          </draw:text-box>
        </draw:frame>
        <draw:g>
          <draw:frame draw:style-name="gr2" draw:text-style-name="P2" draw:layer="layout" svg:width="4.405cm" svg:height="5.605cm" svg:x="6.095cm" svg:y="4.395cm">
            <draw:image xlink:href="Pictures/10000201000000F2000001502C2F7554.png" xlink:type="simple" xlink:show="embed" xlink:actuate="onLoad">
              <text:p/>
            </draw:image>
          </draw:frame>
          <draw:custom-shape draw:style-name="gr3" draw:text-style-name="P2" draw:layer="layout" svg:width="4.405cm" svg:height="2.06cm" svg:x="6.095cm" svg:y="6.70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" draw:layer="layout" svg:width="4.405cm" svg:height="6.027cm" svg:x="0.889cm" svg:y="3.973cm">
            <draw:image xlink:href="Pictures/10000201000000F2000001502C2F7554.png" xlink:type="simple" xlink:show="embed" xlink:actuate="onLoad">
              <text:p/>
            </draw:image>
          </draw:frame>
          <draw:custom-shape draw:style-name="gr3" draw:text-style-name="P2" draw:layer="layout" svg:width="4.405cm" svg:height="2.214cm" svg:x="0.889cm" svg:y="7.78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" draw:layer="layout" svg:width="4.405cm" svg:height="6.027cm" svg:x="5.4cm" svg:y="10.773cm">
            <draw:image xlink:href="Pictures/10000201000000F2000001502C2F7554.png" xlink:type="simple" xlink:show="embed" xlink:actuate="onLoad">
              <text:p/>
            </draw:image>
          </draw:frame>
          <draw:custom-shape draw:style-name="gr3" draw:text-style-name="P2" draw:layer="layout" svg:width="4.405cm" svg:height="3.444cm" svg:x="5.4cm" svg:y="13.35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id="id4" draw:layer="layout" svg:width="16.3cm" svg:height="1.833cm" svg:x="11.7cm" svg:y="13.6cm">
          <draw:image xlink:href="Pictures/10000201000001C3000000344F2A28E7.png" xlink:type="simple" xlink:show="embed" xlink:actuate="onLoad">
            <text:p/>
          </draw:image>
        </draw:frame>
        <draw:frame draw:style-name="gr2" draw:text-style-name="P2" draw:layer="layout" svg:width="15cm" svg:height="2cm" svg:x="12.4cm" svg:y="4.5cm">
          <draw:image xlink:href="Pictures/10000200000001B8000000348C14F012.gif" xlink:type="simple" xlink:show="embed" xlink:actuate="onLoad">
            <text:p/>
          </draw:image>
        </draw:frame>
        <draw:frame draw:style-name="gr2" draw:text-style-name="P2" draw:layer="layout" svg:width="15.762cm" svg:height="2.1cm" svg:x="12.238cm" svg:y="8.4cm">
          <draw:image xlink:href="Pictures/100002000000023500000048BD397F5D.gif" xlink:type="simple" xlink:show="embed" xlink:actuate="onLoad">
            <text:p/>
          </draw:image>
        </draw:frame>
        <draw:frame draw:style-name="gr2" draw:text-style-name="P2" draw:id="id3" draw:layer="layout" svg:width="15.5cm" svg:height="2.002cm" svg:x="12.2cm" svg:y="6.398cm">
          <draw:image xlink:href="Pictures/10000200000001B400000030E51D7CE6.gif" xlink:type="simple" xlink:show="embed" xlink:actuate="onLoad">
            <text:p/>
          </draw:image>
        </draw:frame>
        <draw:custom-shape draw:style-name="gr10" draw:text-style-name="P2" draw:layer="layout" svg:width="3cm" svg:height="3cm" svg:x="1.8cm" svg:y="12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2" draw:layer="layout" svg:width="15cm" svg:height="2cm" svg:x="12cm" svg:y="11.7cm">
          <draw:image xlink:href="Pictures/10000200000001B8000000348C14F012.gif" xlink:type="simple" xlink:show="embed" xlink:actuate="onLoad">
            <text:p/>
          </draw:image>
        </draw:frame>
        <draw:frame draw:style-name="gr2" draw:text-style-name="P2" draw:layer="layout" svg:width="15.862cm" svg:height="2.295cm" svg:x="11.938cm" svg:y="15.501cm">
          <draw:image xlink:href="Pictures/100002000000023500000048BD397F5D.gif" xlink:type="simple" xlink:show="embed" xlink:actuate="onLoad">
            <text:p/>
          </draw:image>
        </draw:frame>
        <draw:connector draw:style-name="gr11" draw:text-style-name="P2" draw:layer="layout" draw:line-skew="-0.199cm" svg:x1="12.2cm" svg:y1="7.399cm" svg:x2="11.7cm" svg:y2="14.516cm" draw:start-shape="id3" draw:start-glue-point="3" draw:end-shape="id4" draw:end-glue-point="3" svg:d="m12200 7399h-1200v7117h700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Greedy Layerwise Pretraining of DBM's</text:span></text:p>
          </draw:text-box>
        </draw:frame>
        <draw:frame presentation:style-name="pr4" draw:text-style-name="P4" draw:layer="layout" svg:width="25.199cm" svg:height="2.5cm" svg:x="1.5cm" svg:y="18.2cm" presentation:class="outline" presentation:user-transformed="true">
          <draw:text-box>
            <text:list text:style-name="L2">
              <text:list-item>
                <text:p><text:span text:style-name="T4">2</text:span><text:span text:style-name="T4">つの</text:span><text:span text:style-name="T4">RBM</text:span><text:span text:style-name="T4">スタックをまとめて１つのモデルへ</text:span></text:p>
              </text:list-item>
              <text:list-item>
                <text:p><text:span text:style-name="T4">まとめたモデルの条件付き分布 </text:span><text:span text:style-name="T4">= DBM</text:span><text:span text:style-name="T4">の条件付き分布</text:span></text:p>
              </text:list-item>
            </text:list>
          </draw:text-box>
        </draw:frame>
        <draw:g>
          <draw:g>
            <draw:frame draw:style-name="gr2" draw:text-style-name="P2" draw:layer="layout" svg:width="5.5cm" svg:height="7.027cm" svg:x="3.4cm" svg:y="10.773cm">
              <draw:image xlink:href="Pictures/10000201000000F2000001502C2F7554.png" xlink:type="simple" xlink:show="embed" xlink:actuate="onLoad">
                <text:p/>
              </draw:image>
            </draw:frame>
            <draw:custom-shape draw:style-name="gr3" draw:text-style-name="P2" draw:layer="layout" svg:width="5.5cm" svg:height="4.016cm" svg:x="3.4cm" svg:y="13.78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14.948cm" svg:height="1.692cm" svg:x="10.609cm" svg:y="12.317cm">
            <draw:image xlink:href="Pictures/100002000000023500000040D20EF0C9.gif" xlink:type="simple" xlink:show="embed" xlink:actuate="onLoad">
              <text:p/>
            </draw:image>
          </draw:frame>
          <draw:frame draw:style-name="gr2" draw:text-style-name="P2" draw:layer="layout" svg:width="15.557cm" svg:height="1.825cm" svg:x="10.498cm" svg:y="14.157cm">
            <draw:image xlink:href="Pictures/100002000000024C00000045CF003526.gif" xlink:type="simple" xlink:show="embed" xlink:actuate="onLoad">
              <text:p/>
            </draw:image>
          </draw:frame>
          <draw:frame draw:style-name="gr2" draw:text-style-name="P2" draw:layer="layout" svg:width="14.498cm" svg:height="1.825cm" svg:x="10.602cm" svg:y="15.975cm">
            <draw:image xlink:href="Pictures/100002000000022400000045554C948B.gif" xlink:type="simple" xlink:show="embed" xlink:actuate="onLoad">
              <text:p/>
            </draw:image>
          </draw:frame>
        </draw:g>
        <draw:g>
          <draw:frame draw:style-name="gr2" draw:text-style-name="P2" draw:layer="layout" svg:width="16.3cm" svg:height="1.833cm" svg:x="10.2cm" svg:y="6.804cm">
            <draw:image xlink:href="Pictures/10000201000001C3000000344F2A28E7.png" xlink:type="simple" xlink:show="embed" xlink:actuate="onLoad">
              <text:p/>
            </draw:image>
          </draw:frame>
          <draw:frame draw:style-name="gr2" draw:text-style-name="P2" draw:layer="layout" svg:width="15cm" svg:height="2cm" svg:x="10.602cm" svg:y="4.904cm">
            <draw:image xlink:href="Pictures/10000200000001B8000000348C14F012.gif" xlink:type="simple" xlink:show="embed" xlink:actuate="onLoad">
              <text:p/>
            </draw:image>
          </draw:frame>
          <draw:frame draw:style-name="gr2" draw:text-style-name="P2" draw:layer="layout" svg:width="15.862cm" svg:height="2.295cm" svg:x="10.44cm" svg:y="8.605cm">
            <draw:image xlink:href="Pictures/100002000000023500000048BD397F5D.gif" xlink:type="simple" xlink:show="embed" xlink:actuate="onLoad">
              <text:p/>
            </draw:image>
          </draw:frame>
          <draw:g>
            <draw:frame draw:style-name="gr2" draw:text-style-name="P2" draw:layer="layout" svg:width="5.48cm" svg:height="6.574cm" svg:x="3.52cm" svg:y="3.926cm">
              <draw:image xlink:href="Pictures/10000200000000A9000000D5F5B5D24C.gif" xlink:type="simple" xlink:show="embed" xlink:actuate="onLoad">
                <text:p/>
              </draw:image>
            </draw:frame>
            <draw:custom-shape draw:style-name="gr3" draw:text-style-name="P2" draw:layer="layout" svg:width="5.5cm" svg:height="6.6cm" svg:x="3.5cm" svg:y="3.864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1">Greedy Layerwise Pretraining of DBM's</text:span></text:p>
          </draw:text-box>
        </draw:frame>
        <draw:frame presentation:style-name="pr4" draw:text-style-name="P7" draw:layer="layout" svg:width="25.199cm" svg:height="3cm" svg:x="1.5cm" svg:y="17.5cm" presentation:class="outline" presentation:user-transformed="true">
          <draw:text-box>
            <text:list text:style-name="L2">
              <text:list-item>
                <text:p><text:span text:style-name="T5">最初の隠れ層への総合的な入力は</text:span></text:p>
                <text:p><text:span text:style-name="T5">h</text:span><text:span text:style-name="T5">１からの条件付き分布の半分になる</text:span></text:p>
              </text:list-item>
            </text:list>
          </draw:text-box>
        </draw:frame>
        <draw:g>
          <draw:frame draw:style-name="gr2" draw:text-style-name="P2" draw:layer="layout" svg:width="4.5cm" svg:height="6cm" svg:x="7.5cm" svg:y="21.5cm">
            <draw:image xlink:href="Pictures/10000201000000F2000001502C2F7554.png" xlink:type="simple" xlink:show="embed" xlink:actuate="onLoad">
              <text:p/>
            </draw:image>
          </draw:frame>
          <draw:custom-shape draw:style-name="gr3" draw:text-style-name="P2" draw:layer="layout" svg:width="4.5cm" svg:height="2.204cm" svg:x="7.5cm" svg:y="23.973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16.5cm" svg:height="1.7cm" svg:x="9.3cm" svg:y="6.5cm">
          <draw:image xlink:href="Pictures/10000200000001B400000030E51D7CE6.gif" xlink:type="simple" xlink:show="embed" xlink:actuate="onLoad">
            <text:p/>
          </draw:image>
        </draw:frame>
        <draw:frame draw:style-name="gr2" draw:text-style-name="P2" draw:layer="layout" svg:width="16.3cm" svg:height="1.833cm" svg:x="9.2cm" svg:y="13.3cm">
          <draw:image xlink:href="Pictures/10000201000001C3000000344F2A28E7.png" xlink:type="simple" xlink:show="embed" xlink:actuate="onLoad">
            <text:p/>
          </draw:image>
        </draw:frame>
        <draw:g>
          <draw:frame draw:style-name="gr2" draw:text-style-name="P2" draw:layer="layout" svg:width="5.378cm" svg:height="6.405cm" svg:x="3.122cm" svg:y="3.995cm">
            <draw:image xlink:href="Pictures/1000020000000155000001443B9700B1.gif" xlink:type="simple" xlink:show="embed" xlink:actuate="onLoad">
              <text:p/>
            </draw:image>
          </draw:frame>
          <draw:custom-shape draw:style-name="gr3" draw:text-style-name="P2" draw:layer="layout" svg:width="5.133cm" svg:height="3.049cm" svg:x="3.367cm" svg:y="7.35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5.038cm" svg:height="6.124cm" svg:x="3.662cm" svg:y="11.076cm">
          <draw:image xlink:href="Pictures/10000200000000A9000000D5F5B5D24C.gif" xlink:type="simple" xlink:show="embed" xlink:actuate="onLoad">
            <text:p/>
          </draw:image>
        </draw:frame>
        <draw:custom-shape draw:style-name="gr6" draw:text-style-name="P2" draw:layer="layout" svg:width="2cm" svg:height="2.5cm" svg:x="15.5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2" draw:layer="layout" svg:width="6.5cm" svg:height="5.999cm" svg:x="0.5cm" svg:y="21.5cm">
            <draw:image xlink:href="Pictures/1000020000000155000001443B9700B1.gif" xlink:type="simple" xlink:show="embed" xlink:actuate="onLoad">
              <text:p/>
            </draw:image>
          </draw:frame>
          <draw:custom-shape draw:style-name="gr3" draw:text-style-name="P2" draw:layer="layout" svg:width="6.205cm" svg:height="2.857cm" svg:x="0.795cm" svg:y="24.6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1-10-14T16:50:08</meta:creation-date>
    <meta:editing-duration>PT18H43M21S</meta:editing-duration>
    <meta:editing-cycles>421</meta:editing-cycles>
    <dc:date>2011-10-24T16:44:17</dc:date>
    <dc:creator>Akitaka Shiogai</dc:creator>
    <meta:generator>OpenOffice.org/3.1$Linux OpenOffice.org_project/310m19$Build-9420</meta:generator>
    <meta:document-statistic meta:object-count="161"/>
  </office:meta>
</office:document-meta>
</file>